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1000001A9A1335175FCBB5A74.png" manifest:media-type="image/png"/>
  <manifest:file-entry manifest:full-path="Pictures/10000000000003A8000001C379C8E9C989A3AB98.png" manifest:media-type="image/png"/>
  <manifest:file-entry manifest:full-path="Pictures/10000000000004B0000002745497DA7E1AB39B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983b0" draw:textarea-vertical-align="middle"/>
    </style:style>
    <style:style style:name="gr3" style:family="graphic" style:parent-style-name="standard">
      <style:graphic-properties draw:stroke="none" draw:fill="solid" draw:fill-color="#5b277d" draw:textarea-vertical-align="middle"/>
    </style:style>
    <style:style style:name="gr4" style:family="graphic" style:parent-style-name="standard">
      <style:graphic-properties draw:stroke="none" draw:fill="solid" draw:fill-color="#cccccc" draw:textarea-vertical-align="middle"/>
    </style:style>
    <style:style style:name="gr5" style:family="graphic" style:parent-style-name="standard">
      <style:graphic-properties draw:stroke="none" draw:fill="solid" draw:fill-color="#eeeee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9cm, 3.604cm, 1.444cm, 9.45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2.226cm" fo:min-width="1.976cm" fo:wrap-option="wrap"/>
    </style:style>
    <style:style style:name="gr9" style:family="graphic" style:parent-style-name="standard">
      <style:graphic-properties draw:stroke="dash" draw:stroke-dash="Dot_20__28_Rounded_29_" svg:stroke-width="0.1cm" svg:stroke-color="#999999" draw:marker-start-width="0.35cm" draw:marker-end-width="0.35cm" svg:stroke-linecap="round" draw:fill="none" draw:textarea-horizontal-align="justify" draw:textarea-vertical-align="middle" draw:auto-grow-height="false" fo:min-height="3.216cm" fo:min-width="3.108cm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0.692cm" fo:min-width="1.692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3.84cm" fo:min-width="2.09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2.708cm" fo:min-width="0.208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draw:stroke="none" draw:fill="none" fo:min-height="0.395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draw:fill="none" draw:textarea-vertical-align="middle" fo:min-height="0.395cm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0cm" fo:min-width="0.617cm"/>
    </style:style>
    <style:style style:name="gr17" style:family="graphic" style:parent-style-name="standard">
      <style:graphic-properties svg:stroke-width="0cm" svg:stroke-color="#111111" draw:marker-start-width="0.2cm" draw:marker-end-width="0.2cm" draw:fill="solid" draw:fill-color="#ffffff" draw:textarea-horizontal-align="justify" draw:textarea-vertical-align="middle" draw:auto-grow-height="false" fo:min-height="1.164cm" fo:min-width="2.164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color="#333333" draw:fill="solid" draw:fill-color="#cccccc" draw:textarea-vertical-align="middle" draw:auto-grow-height="false" fo:min-height="0.458cm" fo:min-width="0cm" fo:wrap-option="wrap"/>
    </style:style>
    <style:style style:name="gr19" style:family="graphic" style:parent-style-name="standard">
      <style:graphic-properties svg:stroke-color="#111111" draw:fill="none" draw:textarea-vertical-align="middle" draw:auto-grow-height="false" fo:min-height="3.876cm" fo:min-width="0cm" fo:wrap-option="wrap"/>
    </style:style>
    <style:style style:name="gr20" style:family="graphic" style:parent-style-name="standard">
      <style:graphic-properties draw:stroke="none" draw:fill="none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/>
    </style:style>
    <style:style style:name="P3" style:family="paragraph">
      <loext:graphic-properties draw:fill="solid" draw:fill-color="#5b277d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style:text-properties fo:font-size="13pt" fo:font-weight="bold"/>
    </style:style>
    <style:style style:name="P7" style:family="paragraph">
      <loext:graphic-properties draw:fill="none" draw:fill-color="#ffffff"/>
      <style:text-properties fo:font-size="13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1pt"/>
    </style:style>
    <style:style style:name="P10" style:family="paragraph">
      <loext:graphic-properties draw:fill="solid" draw:fill-color="#ffffff"/>
      <style:paragraph-properties fo:text-align="center"/>
      <style:text-properties fo:font-size="11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text-properties fo:font-size="10pt" fo:font-weight="bold"/>
    </style:style>
    <style:style style:name="P13" style:family="paragraph">
      <loext:graphic-properties draw:fill="none"/>
      <style:text-properties fo:font-size="10pt" fo:font-weight="bold"/>
    </style:style>
    <style:style style:name="P14" style:family="paragraph">
      <loext:graphic-properties draw:fill="none"/>
    </style:style>
    <style:style style:name="P15" style:family="paragraph">
      <style:paragraph-properties>
        <style:tab-stops/>
      </style:paragraph-properties>
    </style:style>
    <style:style style:name="P16" style:family="paragraph">
      <loext:graphic-properties draw:fill="none"/>
      <style:paragraph-properties>
        <style:tab-stops/>
      </style:paragraph-properties>
    </style:style>
    <style:style style:name="T1" style:family="text">
      <style:text-properties fo:font-size="13pt"/>
    </style:style>
    <style:style style:name="T2" style:family="text">
      <style:text-properties fo:font-size="11pt"/>
    </style:style>
    <style:style style:name="T3" style:family="text">
      <style:text-properties fo:font-size="10pt"/>
    </style:style>
    <style:style style:name="T4" style:family="text">
      <style:text-properties style:text-position="super 58%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1cm" svg:height="11.989cm" svg:x="2.34cm" svg:y="2.75cm">
          <draw:image xlink:href="Pictures/10000000000004B0000002745497DA7E1AB39BD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3.573cm" svg:height="11.358cm" svg:x="2.177cm" svg:y="4.392cm">
          <draw:image xlink:href="Pictures/10000000000003A8000001C379C8E9C989A3AB98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ircle draw:style-name="gr2" draw:text-style-name="P2" draw:layer="layout" svg:width="20.341cm" svg:height="20.341cm" draw:transform="rotate (-3.14159265358979) translate (24.25cm 28.461cm)" draw:kind="cut" draw:start-angle="178.82" draw:end-angle="0.84">
          <text:p/>
        </draw:circle>
        <draw:circle draw:style-name="gr3" draw:text-style-name="P3" draw:layer="layout" svg:width="16.68cm" svg:height="16.68cm" draw:transform="rotate (-3.14159265358979) translate (22.419cm 26.668cm)" draw:kind="cut" draw:start-angle="178.82" draw:end-angle="0.84">
          <text:p/>
        </draw:circle>
        <draw:circle draw:style-name="gr4" draw:text-style-name="P4" draw:layer="layout" svg:width="13.25cm" svg:height="13.25cm" draw:transform="rotate (-3.14159265358979) translate (20.704cm 24.989cm)" draw:kind="cut" draw:start-angle="178.82" draw:end-angle="0.84">
          <text:p/>
        </draw:circle>
        <draw:circle draw:style-name="gr5" draw:text-style-name="P5" draw:layer="layout" svg:width="10cm" svg:height="10cm" draw:transform="rotate (-3.14159265358979) translate (19.079cm 23.397cm)" draw:kind="cut" draw:start-angle="178.82" draw:end-angle="0.84">
          <text:p/>
        </draw:circle>
        <draw:frame draw:style-name="gr6" draw:text-style-name="P1" draw:layer="layout" svg:width="3.999cm" svg:height="2.999cm" svg:x="12.08cm" svg:y="15cm">
          <draw:image xlink:href="Pictures/10000000000003A1000001A9A1335175FCBB5A74.png" xlink:type="simple" xlink:show="embed" xlink:actuate="onLoad" draw:mime-type="image/png">
            <text:p/>
          </draw:image>
        </draw:frame>
        <draw:frame draw:style-name="gr7" draw:text-style-name="P7" draw:layer="layout" svg:width="3.652cm" svg:height="0.763cm" svg:x="12.253cm" svg:y="12.25cm">
          <draw:text-box>
            <text:p text:style-name="P6"><text:span text:style-name="T1">Linux Host OS</text:span></text:p>
          </draw:text-box>
        </draw:frame>
        <draw:frame draw:style-name="gr7" draw:text-style-name="P7" draw:layer="layout" svg:width="3.779cm" svg:height="0.763cm" svg:x="12.19cm" svg:y="10.6cm">
          <draw:text-box>
            <text:p text:style-name="P6"><text:span text:style-name="T1">Serial Interface</text:span></text:p>
          </draw:text-box>
        </draw:frame>
        <draw:frame draw:style-name="gr7" draw:text-style-name="P7" draw:layer="layout" svg:width="3.55cm" svg:height="0.763cm" svg:x="12.304cm" svg:y="8.85cm">
          <draw:text-box>
            <text:p text:style-name="P6"><text:span text:style-name="T1">IMU Decoding</text:span></text:p>
          </draw:text-box>
        </draw:frame>
      </draw:page>
      <draw:page draw:name="page4" draw:style-name="dp1" draw:master-page-name="Default">
        <draw:custom-shape draw:style-name="gr8" draw:text-style-name="P4" draw:layer="layout" svg:width="3.5cm" svg:height="3.5cm" svg:x="18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5.1cm" svg:height="4.9cm" svg:x="8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" draw:id="id1" draw:layer="layout" svg:width="2.25cm" svg:height="1cm" svg:x="7.25cm" svg:y="10.5cm">
          <text:p text:style-name="P9"><text:span text:style-name="T2">IMU</text:span></text:p>
          <text:p text:style-name="P9"><text:span text:style-name="T2">Sensor</text:span>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75cm" svg:height="4.25cm" svg:x="10.5cm" svg:y="9cm">
          <text:p text:style-name="P1">IMU Sensor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0.75cm" svg:height="3cm" svg:x="11.05cm" svg:y="9.5cm">
          <text:p/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xml:id="id2" draw:id="id2" draw:layer="layout" svg:width="2.5cm" svg:height="0.645cm" draw:transform="rotate (1.5707963267949) translate (11.103cm 12.25cm)">
          <draw:text-box>
            <text:p text:style-name="P12"><text:span text:style-name="T3">IMU Sensor</text:span></text:p>
          </draw:text-box>
        </draw:frame>
        <draw:connector draw:style-name="gr14" draw:text-style-name="P8" draw:layer="layout" svg:x1="9.5cm" svg:y1="11cm" svg:x2="11.103cm" svg:y2="11cm" draw:start-shape="id1" draw:start-glue-point="1" draw:end-shape="id2" draw:end-glue-point="0" svg:d="M9500 11000h1603" svg:viewBox="0 0 1604 1">
          <text:p/>
        </draw:connector>
        <draw:custom-shape draw:style-name="gr12" draw:text-style-name="P11" draw:layer="layout" svg:width="0.75cm" svg:height="3cm" svg:x="12cm" svg:y="9.5cm">
          <text:p/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2cm" svg:height="0.645cm" draw:transform="rotate (1.5707963267949) translate (12.105cm 12.05cm)">
          <draw:text-box>
            <text:p text:style-name="P12"><text:span text:style-name="T3">Decoder</text:span></text:p>
          </draw:text-box>
        </draw:frame>
        <draw:custom-shape draw:style-name="gr16" draw:text-style-name="P4" draw:layer="layout" svg:width="1.25cm" svg:height="0.5cm" svg:x="11.25cm" svg:y="12.65cm">
          <text:p/>
          <draw:enhanced-geometry svg:viewBox="0 0 21600 21600" draw:text-areas="0 ?f0 ?f5 ?f2" draw:type="right-arrow" draw:modifiers="15974.8715019989 6368.127490039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2.75cm" svg:height="1.5cm" svg:x="16.75cm" svg:y="10.25cm">
          <text:p text:style-name="P1"><text:span text:style-name="T2">Listener</text:span></text:p>
          <draw:enhanced-geometry svg:viewBox="0 0 21600 21600" draw:path-stretchpoint-x="10800" draw:path-stretchpoint-y="10800" draw:text-areas="?f3 ?f4 ?f5 ?f6" draw:type="round-rectangle" draw:modifiers="2146.430611079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2.25cm" draw:transform="rotate (2.25845605208066) translate (14.702cm 12.337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8" draw:layer="layout" svg:width="0.5cm" svg:height="4.5cm" draw:transform="rotate (-1.5707963267949) translate (13.4cm 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14" draw:layer="layout" svg:width="2.5cm" svg:height="0.683cm" svg:x="10.05cm" svg:y="7.25cm">
          <draw:text-box>
            <text:p><text:span text:style-name="T2">IMU Driver</text:span></text:p>
          </draw:text-box>
        </draw:frame>
        <draw:frame draw:style-name="gr20" draw:text-style-name="P16" draw:layer="layout" svg:width="2.5cm" svg:height="1.115cm" draw:transform="rotate (-1.5707963267949) translate (20.865cm 9.75cm)">
          <draw:text-box>
            <text:p text:style-name="P15"><text:span text:style-name="T2">3</text:span><text:span text:style-name="T4">rd</text:span><text:span text:style-name="T2"> Party Software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9T14:18:45.588961964</meta:creation-date>
    <dc:date>2024-12-09T16:55:08.940746792</dc:date>
    <meta:editing-duration>PT2H3M8S</meta:editing-duration>
    <meta:editing-cycles>3</meta:editing-cycles>
    <meta:generator>LibreOffice/7.3.7.2$Linux_X86_64 LibreOffice_project/30$Build-2</meta:generator>
    <meta:document-statistic meta:object-count="25"/>
  </office:meta>
</office:document-meta>
</file>